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9c49f" officeooo:paragraph-rsid="0009c49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9fd4f" officeooo:paragraph-rsid="0009fd4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b31de" officeooo:paragraph-rsid="000b31d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c7fd0" officeooo:paragraph-rsid="000c7fd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e7d40" officeooo:paragraph-rsid="000e7d4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f3529" officeooo:paragraph-rsid="000f352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f3529" officeooo:paragraph-rsid="000f3529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09fd4f" officeooo:paragraph-rsid="0009fd4f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rsid="0009fd4f" officeooo:paragraph-rsid="0009fd4f" style:font-size-asian="12.25pt" style:font-weight-asian="normal" style:font-size-complex="14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4pt" fo:font-weight="normal" officeooo:rsid="0009fd4f" officeooo:paragraph-rsid="0009fd4f" style:font-size-asian="12.25pt" style:font-weight-asian="normal" style:font-size-complex="14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4pt" fo:font-weight="normal" officeooo:rsid="0009fd4f" officeooo:paragraph-rsid="0009fd4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9fd4f" officeooo:paragraph-rsid="0009fd4f" style:font-size-asian="12.25pt" style:font-weight-asian="normal" style:font-size-complex="14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4pt" fo:font-weight="normal" officeooo:rsid="000b31de" officeooo:paragraph-rsid="000b31d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b31de" officeooo:paragraph-rsid="000b31de" style:font-size-asian="12.25pt" style:font-weight-asian="normal" style:font-size-complex="14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4pt" fo:font-weight="normal" officeooo:rsid="000f3529" officeooo:paragraph-rsid="001176f2" style:font-size-asian="12.25pt" style:font-weight-asian="normal" style:font-size-complex="14pt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4pt" fo:font-weight="normal" officeooo:rsid="000f3529" officeooo:paragraph-rsid="000f3529" style:font-size-asian="12.25pt" style:font-weight-asian="normal" style:font-size-complex="14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fo:font-size="14pt" fo:font-weight="normal" officeooo:rsid="000f3529" officeooo:paragraph-rsid="000f352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f3529" officeooo:paragraph-rsid="000f3529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0f3529" officeooo:paragraph-rsid="001176f2" style:font-size-asian="12.25pt" style:font-weight-asian="normal" style:font-size-complex="14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4pt" fo:font-weight="normal" officeooo:rsid="000c7fd0" officeooo:paragraph-rsid="000e0900" style:font-size-asian="12.25pt" style:font-weight-asian="normal" style:font-size-complex="14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4pt" fo:font-weight="normal" officeooo:rsid="000c7fd0" officeooo:paragraph-rsid="000c7fd0" style:font-size-asian="12.25pt" style:font-weight-asian="normal" style:font-size-complex="14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4pt" fo:font-weight="normal" officeooo:rsid="000e0900" officeooo:paragraph-rsid="000e0900" style:font-size-asian="12.25pt" style:font-weight-asian="normal" style:font-size-complex="14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4pt" fo:font-weight="normal" officeooo:rsid="000e7d40" officeooo:paragraph-rsid="000e7d40" style:font-size-asian="12.25pt" style:font-weight-asian="normal" style:font-size-complex="14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fo:font-size="14pt" fo:font-weight="normal" officeooo:rsid="000e7d40" officeooo:paragraph-rsid="000e7d40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07ca4" officeooo:paragraph-rsid="00107ca4" style:font-size-asian="12.25pt" style:font-weight-asian="normal" style:font-size-complex="14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size="14pt" fo:font-weight="normal" officeooo:rsid="001176f2" officeooo:paragraph-rsid="001176f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176f2" officeooo:paragraph-rsid="001176f2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a81f4" officeooo:paragraph-rsid="001a81f4" style:font-size-asian="12.25pt" style:font-weight-asian="normal" style:font-size-complex="14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4pt" fo:font-weight="normal" officeooo:rsid="001a81f4" officeooo:paragraph-rsid="001a81f4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f3529" officeooo:paragraph-rsid="000f3529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3529" officeooo:paragraph-rsid="000f3529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bcb8" officeooo:paragraph-rsid="001cbcb8" style:font-size-asian="12.25pt" style:font-weight-asian="normal" style:font-size-complex="14pt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fo:font-size="14pt" style:text-underline-style="none" fo:font-weight="normal" officeooo:rsid="001cbcb8" officeooo:paragraph-rsid="001cbcb8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italic" fo:font-weight="normal" officeooo:rsid="00107ca4" officeooo:paragraph-rsid="00107ca4" style:font-size-asian="12.25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style="italic" fo:font-weight="normal" officeooo:rsid="001176f2" officeooo:paragraph-rsid="001176f2" style:font-size-asian="12.25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style="italic" fo:font-weight="normal" officeooo:rsid="00136fd2" officeooo:paragraph-rsid="00136fd2" style:font-size-asian="12.25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style="italic" fo:font-weight="normal" officeooo:rsid="0017a2fa" officeooo:paragraph-rsid="0018ce17" style:font-size-asian="12.25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style="italic" fo:font-weight="normal" officeooo:rsid="0017a2fa" officeooo:paragraph-rsid="001a0f4a" style:font-size-asian="12.25pt" style:font-style-asian="italic" style:font-weight-asian="normal" style:font-size-complex="14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style="italic" fo:font-weight="normal" officeooo:rsid="001a0f4a" officeooo:paragraph-rsid="001a0f4a" style:font-size-asian="12.25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fo:font-weight="normal" officeooo:rsid="0014445b" officeooo:paragraph-rsid="0014445b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style="normal" fo:font-weight="normal" officeooo:rsid="0016aff6" officeooo:paragraph-rsid="0016aff6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20pt" fo:font-style="normal" fo:font-weight="bold" officeooo:rsid="00107ca4" officeooo:paragraph-rsid="00107ca4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officeooo:rsid="000c7fd0"/>
    </style:style>
    <style:style style:name="T2" style:family="text">
      <style:text-properties officeooo:rsid="000e09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76f2" style:font-style-asian="normal" style:font-style-complex="normal"/>
    </style:style>
    <style:style style:name="T6" style:family="text">
      <style:text-properties fo:font-style="normal" officeooo:rsid="00128b00" style:font-style-asian="normal" style:font-style-complex="normal"/>
    </style:style>
    <style:style style:name="T7" style:family="text">
      <style:text-properties fo:font-style="normal" officeooo:rsid="00136fd2" style:font-style-asian="normal" style:font-style-complex="normal"/>
    </style:style>
    <style:style style:name="T8" style:family="text">
      <style:text-properties officeooo:rsid="000f3529"/>
    </style:style>
    <style:style style:name="T9" style:family="text">
      <style:text-properties officeooo:rsid="001176f2"/>
    </style:style>
    <style:style style:name="T10" style:family="text">
      <style:text-properties officeooo:rsid="00128b00"/>
    </style:style>
    <style:style style:name="T11" style:family="text">
      <style:text-properties officeooo:rsid="00136fd2"/>
    </style:style>
    <style:style style:name="T12" style:family="text">
      <style:text-properties officeooo:rsid="001a81f4"/>
    </style:style>
    <style:style style:name="T13" style:family="text">
      <style:text-properties officeooo:rsid="001cbcb8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SITE QCM</text:p>
      <text:p text:style-name="P1"/>
      <text:p text:style-name="P2">Pour qui ?</text:p>
      <text:list xml:id="list212065202" text:style-name="L1">
        <text:list-item>
          <text:p text:style-name="P8">Les utilisateurs (élèves, profs)</text:p>
        </text:list-item>
      </text:list>
      <text:p text:style-name="P2"/>
      <text:p text:style-name="P2">Pour quoi ?</text:p>
      <text:list xml:id="list627997511" text:style-name="L2">
        <text:list-item>
          <text:p text:style-name="P9">Répondre aux QCM</text:p>
        </text:list-item>
        <text:list-item>
          <text:p text:style-name="P9">Préparer le QCM</text:p>
        </text:list-item>
      </text:list>
      <text:p text:style-name="P2"/>
      <text:p text:style-name="P2">Différents QCM :</text:p>
      <text:list xml:id="list3969779374" text:style-name="L3">
        <text:list-item>
          <text:p text:style-name="P10">Choix multiple (case à cocher)</text:p>
        </text:list-item>
        <text:list-item>
          <text:p text:style-name="P10">Choix unique (bouton radio)</text:p>
        </text:list-item>
        <text:list-item>
          <text:p text:style-name="P10">Choix libre (Text)</text:p>
        </text:list-item>
      </text:list>
      <text:p text:style-name="P2"/>
      <text:p text:style-name="P2">Interface de connexion utilisateur :</text:p>
      <text:list xml:id="list649326780" text:style-name="L4">
        <text:list-item>
          <text:p text:style-name="P11">Une partie élève</text:p>
        </text:list-item>
        <text:list-item>
          <text:p text:style-name="P11">Une partie prof</text:p>
        </text:list-item>
      </text:list>
      <text:p text:style-name="P2"/>
      <text:p text:style-name="P28">Page de connexion/inscription en premi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Élève :</text:p>
      <text:p text:style-name="P7"/>
      <text:p text:style-name="P2">Rejoindre le QCM ?</text:p>
      <text:list xml:id="list283109607" text:style-name="L5">
        <text:list-item>
          <text:p text:style-name="P13">Un onglet qui montre les QCM à rejoindre dans l’heure <text:span text:style-name="T1">qui suit avec le prof, la matière</text:span></text:p>
        </text:list-item>
      </text:list>
      <text:p text:style-name="P3"/>
      <text:p text:style-name="P6">Voir son historique en fonction de la matière. <text:span text:style-name="T3">reset en passage d’année ?</text:span></text:p>
      <text:p text:style-name="P3"/>
      <text:p text:style-name="P6">Voir le graphique des notes en fonction de la matière.</text:p>
      <text:p text:style-name="P6"/>
      <text:p text:style-name="P6">Voir la correction des QCM passés.</text:p>
      <text:p text:style-name="P3"/>
      <text:p text:style-name="P3">S<text:span text:style-name="T8">uspension du compte si élève quittant l’école.</text:span></text:p>
      <text:p text:style-name="P3"/>
      <text:p text:style-name="P6">Paramétrage du compte :</text:p>
      <text:list xml:id="list1178040314" text:style-name="L6">
        <text:list-item>
          <text:p text:style-name="P15">Modification du mdp</text:p>
        </text:list-item>
        <text:list-item>
          <text:p text:style-name="P29">Modification diverse</text:p>
        </text:list-item>
      </text:list>
      <text:p text:style-name="P19"/>
      <text:p text:style-name="P27">Page explicative des possibilité du QC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Prof :</text:p>
      <text:p text:style-name="P31"/>
      <text:p text:style-name="P32">Création d’un Quizz ?</text:p>
      <text:list xml:id="list751016766" text:style-name="L9">
        <text:list-item>
          <text:p text:style-name="P33">Réutilisation des questions possible</text:p>
        </text:list-item>
        <text:list-item>
          <text:p text:style-name="P33">Création d’une question de A à Z</text:p>
        </text:list-item>
      </text:list>
      <text:p text:style-name="P4">Préparer le <text:span text:style-name="T13">Quizz </text:span>?</text:p>
      <text:list xml:id="list4071537997" text:style-name="L7">
        <text:list-item>
          <text:p text:style-name="P20">Un onglet spécifique qui lui permettra :</text:p>
          <text:list>
            <text:list-item>
              <text:p text:style-name="P20">d’ajouter les types de QCM qui lui convient (ex : choix multiple, uni<text:span text:style-name="T12">qu</text:span>e, libre, …)</text:p>
            </text:list-item>
            <text:list-item>
              <text:p text:style-name="P20"><text:span text:style-name="T2">l</text:span>e niveau de la question et les points associés</text:p>
            </text:list-item>
            <text:list-item>
              <text:p text:style-name="P22">Ajout des réponses (exception du choix libre)</text:p>
            </text:list-item>
            <text:list-item>
              <text:p text:style-name="P22">Validation de la bonne réponse</text:p>
            </text:list-item>
            <text:list-item>
              <text:p text:style-name="P16">Précision de la correction si le prof le veut</text:p>
            </text:list-item>
          </text:list>
        </text:list-item>
        <text:list-item>
          <text:p text:style-name="P21">Vérification du QCM dans la globalité :</text:p>
          <text:list>
            <text:list-item>
              <text:p text:style-name="P21">le push pour mettre dans la DB</text:p>
            </text:list-item>
            <text:list-item>
              <text:p text:style-name="P21">préciser la date auquel le QCM devra être fait</text:p>
            </text:list-item>
            <text:list-item>
              <text:p text:style-name="P21">une autorisation de retard de X temps pour un élève</text:p>
            </text:list-item>
            <text:list-item>
              <text:p text:style-name="P21">la matière du QCM</text:p>
            </text:list-item>
            <text:list-item>
              <text:p text:style-name="P21">modification/suppression de la question possible</text:p>
            </text:list-item>
            <text:list-item>
              <text:p text:style-name="P23">la durée du QCM</text:p>
            </text:list-item>
          </text:list>
        </text:list-item>
      </text:list>
      <text:p text:style-name="P5"/>
      <text:p text:style-name="P5">Possibilité :</text:p>
      <text:list xml:id="list363476241" text:style-name="L8">
        <text:list-item>
          <text:p text:style-name="P24">Ajouter/supprimer un élève pour une promo (passage automatique pour la deuxième année <text:span text:style-name="T3">à voir pour les élèves quittant ou redoublant</text:span><text:span text:style-name="T4">)</text:span></text:p>
        </text:list-item>
        <text:list-item>
          <text:p text:style-name="P24">voir ses QCM pas encore fait</text:p>
          <text:list>
            <text:list-item>
              <text:p text:style-name="P24">la totalité <text:span text:style-name="T8">des points</text:span></text:p>
            </text:list-item>
            <text:list-item>
              <text:p text:style-name="P24">la promo participant</text:p>
            </text:list-item>
            <text:list-item>
              <text:p text:style-name="P24">la date et l’heure</text:p>
            </text:list-item>
            <text:list-item>
              <text:p text:style-name="P24">la durée</text:p>
            </text:list-item>
          </text:list>
        </text:list-item>
        <text:list-item>
          <text:p text:style-name="P17">les QCM déjà fait</text:p>
        </text:list-item>
        <text:list-item>
          <text:p text:style-name="P17">Paramétrage du compte :</text:p>
          <text:list>
            <text:list-item>
              <text:p text:style-name="P17">Modification du mdp</text:p>
            </text:list-item>
          </text:list>
        </text:list-item>
        <text:list-item>
          <text:p text:style-name="P26">Page explicative des possibilité du QCM</text:p>
          <text:p text:style-name="P26"/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42">MCD</text:p>
      <text:p text:style-name="P42"/>
      <text:p text:style-name="P25">Users :</text:p>
      <text:p text:style-name="P25">id<text:span text:style-name="T11">Users</text:span> <text:span text:style-name="T10">PK</text:span></text:p>
      <text:p text:style-name="P25">nom</text:p>
      <text:p text:style-name="P25">prénom</text:p>
      <text:p text:style-name="P25">mdp</text:p>
      <text:p text:style-name="P25">identifiant</text:p>
      <text:p text:style-name="P25">type (prof/élève)</text:p>
      <text:p text:style-name="P25"/>
      <text:p text:style-name="P34">Ou alors on fait un héritage avec deux entités prof, élève <text:span text:style-name="T9">(peut-être trois avec admin)</text:span></text:p>
      <text:p text:style-name="P41"/>
      <text:p text:style-name="P40">Appartenir :</text:p>
      <text:p text:style-name="P40">idAppartenir PK</text:p>
      <text:p text:style-name="P40">idUsers FK de Users</text:p>
      <text:p text:style-name="P40">idGroupe FK de Groupe</text:p>
      <text:p text:style-name="P34"/>
      <text:p text:style-name="P40">Groupe :</text:p>
      <text:p text:style-name="P40">idGroupe PK</text:p>
      <text:p text:style-name="P40">libelléMatière</text:p>
      <text:p text:style-name="P41">idUsers FK de Users</text:p>
      <text:p text:style-name="P34"><text:span text:style-name="T4"/></text:p>
      <text:p text:style-name="P34"><text:span text:style-name="T4">QCM :</text:span></text:p>
      <text:p text:style-name="P34"><text:span text:style-name="T4">id</text:span><text:span text:style-name="T7">QCM</text:span><text:span text:style-name="T4"> </text:span><text:span text:style-name="T6">PK</text:span></text:p>
      <text:p text:style-name="P36"><text:span text:style-name="T6">d</text:span><text:span text:style-name="T4">ate</text:span></text:p>
      <text:p text:style-name="P34"><text:span text:style-name="T4">temps</text:span></text:p>
      <text:p text:style-name="P37"><text:span text:style-name="T4">idGroupe FK de Groupe</text:span></text:p>
      <text:p text:style-name="P37"><text:span text:style-name="T4">idUsers FK de Users</text:span></text:p>
      <text:p text:style-name="P37"><text:span text:style-name="T4"/></text:p>
      <text:p text:style-name="P34">réflexive entre QCM et Questions</text:p>
      <text:p text:style-name="P34"><text:span text:style-name="T4"/></text:p>
      <text:p text:style-name="P34"><text:span text:style-name="T4">Questions :</text:span></text:p>
      <text:p text:style-name="P34"><text:span text:style-name="T4">id</text:span><text:span text:style-name="T7">Questions</text:span><text:span text:style-name="T4"> </text:span><text:span text:style-name="T6">PK</text:span></text:p>
      <text:p text:style-name="P39"><text:span text:style-name="T6">i</text:span><text:span text:style-name="T4">dQCM PK</text:span></text:p>
      <text:p text:style-name="P39"><text:span text:style-name="T4">idGroupe PK</text:span></text:p>
      <text:p text:style-name="P38"><text:span text:style-name="T4">idUsers FK</text:span></text:p>
      <text:p text:style-name="P34"><text:span text:style-name="T4">intitulé</text:span></text:p>
      <text:p text:style-name="P34"><text:span text:style-name="T4">réponse</text:span></text:p>
      <text:p text:style-name="P34"><text:span text:style-name="T4">nbpoint</text:span><text:span text:style-name="T5">s</text:span></text:p>
      <text:p text:style-name="P35"><text:span text:style-name="T4">niveau</text:span></text:p>
      <text:p text:style-name="P36"><text:span text:style-name="T4">idQCM FK de QCM</text:span></text:p>
      <text:p text:style-name="P39"><text:span text:style-name="T4">idGroupe FK de Groupe</text:span></text:p>
      <text:p text:style-name="P38"><text:soft-page-break/><text:span text:style-name="T4">idUsers FK de Users</text:span></text:p>
      <text:p text:style-name="P3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8:19:50.657000000</meta:creation-date>
    <meta:editing-duration>PT35M23S</meta:editing-duration>
    <meta:editing-cycles>9</meta:editing-cycles>
    <meta:generator>LibreOffice/6.0.6.2$Windows_X86_64 LibreOffice_project/0c292870b25a325b5ed35f6b45599d2ea4458e77</meta:generator>
    <dc:date>2021-01-11T11:59:57.410000000</dc:date>
    <meta:document-statistic meta:table-count="0" meta:image-count="0" meta:object-count="0" meta:page-count="5" meta:paragraph-count="91" meta:word-count="430" meta:character-count="2242" meta:non-whitespace-character-count="1939"/>
  </office:meta>
</office:document-meta>
</file>